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list-style-name="L1"/>
    <style:style style:name="P2" style:family="paragraph" style:parent-style-name="Predeterminado_7e_LT_7e_Gliederung_20_1" style:list-style-name="L1"/>
    <style:style style:name="P3" style:family="paragraph" style:parent-style-name="Predeterminado_7e_LT_7e_Gliederung_20_1" style:list-style-name="L1">
      <style:text-properties style:font-name="Liberation Sans1"/>
    </style:style>
    <style:style style:name="P4" style:family="paragraph" style:parent-style-name="Predeterminado_7e_LT_7e_Gliederung_20_1" style:list-style-name="L1">
      <style:text-properties style:font-name="Liberation Sans1" officeooo:paragraph-rsid="0009feaa"/>
    </style:style>
    <style:style style:name="P5" style:family="paragraph" style:parent-style-name="Predeterminado_7e_LT_7e_Gliederung_20_1" style:list-style-name="L1">
      <style:text-properties style:font-name="Liberation Sans1" officeooo:paragraph-rsid="000bb1d7"/>
    </style:style>
    <style:style style:name="P6" style:family="paragraph" style:parent-style-name="Predeterminado_7e_LT_7e_Titel" style:list-style-name="L1">
      <style:text-properties style:font-name="Liberation Sans1" officeooo:rsid="000dedb3" officeooo:paragraph-rsid="000bb1d7"/>
    </style:style>
    <style:style style:name="P7" style:family="paragraph" style:parent-style-name="Standard" style:list-style-name="L1">
      <style:text-properties style:font-name="Liberation Sans1" officeooo:paragraph-rsid="000bb1d7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09feaa"/>
    </style:style>
    <style:style style:name="T3" style:family="text">
      <style:text-properties style:font-name="Liberation Sans1" officeooo:rsid="000bb1d7"/>
    </style:style>
    <style:style style:name="T4" style:family="text">
      <style:text-properties officeooo:rsid="000ff57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object-index text:style-name="Sect1" text:protected="true" text:name="Índice de objetos1">
        <text:object-index-source>
          <text:index-title-template text:style-name="Object_20_index_20_heading">Índice de objeto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Índice de objetos1_Head">
            <text:p text:style-name="Object_20_index_20_heading">Índice de objetos</text:p>
          </text:index-title>
        </text:index-body>
      </text:object-index>
      <text:list xml:id="list2389815066" text:style-name="L1">
        <text:list-header>
          <text:p text:style-name="P3"/>
        </text:list-header>
        <text:list-item>
          <text:p text:style-name="P1">¿Que es ciencia de datos?</text:p>
          <text:list>
            <text:list-item>
              <text:p text:style-name="P3">Roles</text:p>
            </text:list-item>
          </text:list>
        </text:list-item>
        <text:list-item>
          <text:p text:style-name="P3">Python y <text:span text:style-name="T4">¿</text:span>por que con python?</text:p>
          <text:list>
            <text:list-item>
              <text:p text:style-name="P3">Principio de programación</text:p>
            </text:list-item>
            <text:list-item>
              <text:p text:style-name="P3">Operadores en python y tipo de datos</text:p>
            </text:list-item>
            <text:list-item>
              <text:p text:style-name="P3">Librerías y manejo de datos.</text:p>
            </text:list-item>
            <text:list-item>
              <text:p text:style-name="P4">Tipos de datos</text:p>
              <text:list>
                <text:list-item>
                  <text:p text:style-name="P4">Primitivas (Datos de python),Estructurados, no estructurados.</text:p>
                </text:list-item>
                <text:list-item>
                  <text:p text:style-name="P4"><text:soft-page-break/>Cualitativos, cuantitativos.</text:p>
                </text:list-item>
                <text:list-item>
                  <text:p text:style-name="P4">Tiempo real vs <text:span text:style-name="T4">histórico.</text:span></text:p>
                </text:list-item>
              </text:list>
            </text:list-item>
          </text:list>
        </text:list-item>
        <text:list-item>
          <text:p text:style-name="P3">Google Colab, Uso para cálculos en la nube</text:p>
        </text:list-item>
        <text:list-item>
          <text:p text:style-name="P3">Fuentes de información</text:p>
          <text:list>
            <text:list-item>
              <text:p text:style-name="P2"><text:span text:style-name="T1">Api</text:span><text:span text:style-name="T2">s</text:span><text:span text:style-name="T1"> (Facebook, twitter)</text:span></text:p>
            </text:list-item>
            <text:list-item>
              <text:p text:style-name="P3">Gobiernos (datos.gov.co y del departamento)</text:p>
            </text:list-item>
          </text:list>
        </text:list-item>
        <text:list-item>
          <text:p text:style-name="P3">Algoritmos de machine learning</text:p>
          <text:list>
            <text:list-item>
              <text:p text:style-name="P2"><text:span text:style-name="T2">Regresión</text:span><text:span text:style-name="T1"> lineal</text:span></text:p>
            </text:list-item>
            <text:list-item>
              <text:p text:style-name="P2"><text:span text:style-name="T2">Árbol</text:span><text:span text:style-name="T1"> de </text:span><text:span text:style-name="T2">decisión</text:span></text:p>
            </text:list-item>
            <text:list-item>
              <text:p text:style-name="P3"><text:soft-page-break/>K-means</text:p>
            </text:list-item>
            <text:list-item>
              <text:p text:style-name="P3">Logistict classifier</text:p>
            </text:list-item>
            <text:list-item>
              <text:p text:style-name="P3">Regresión logística</text:p>
            </text:list-item>
            <text:list-item>
              <text:p text:style-name="P3">Support vector machine</text:p>
            </text:list-item>
            <text:list-item>
              <text:p text:style-name="P3">Knn</text:p>
            </text:list-item>
            <text:list-item>
              <text:p text:style-name="P3">Clustering</text:p>
            </text:list-item>
            <text:list-item>
              <text:p text:style-name="P3">Redes Bayesianas</text:p>
            </text:list-item>
          </text:list>
        </text:list-item>
        <text:list-item>
          <text:p text:style-name="P2"><text:span text:style-name="T1">Algoritmos de </text:span><text:span text:style-name="T3">Optimización</text:span></text:p>
          <text:list>
            <text:list-item>
              <text:p text:style-name="P2"><text:span text:style-name="T1">Algoritmos </text:span><text:span text:style-name="T3">genéticos</text:span></text:p>
            </text:list-item>
            <text:list-item>
              <text:p text:style-name="P3">Ant Colony</text:p>
            </text:list-item>
            <text:list-item>
              <text:p text:style-name="P3">Q-learning</text:p>
            </text:list-item>
          </text:list>
        </text:list-item>
        <text:list-item>
          <text:p text:style-name="P5">Aprendizaje profundo o Deep learning</text:p>
        </text:list-item>
        <text:list-item>
          <text:p text:style-name="P6"><text:soft-page-break/>Matemáticas</text:p>
          <text:list>
            <text:list-item>
              <text:p text:style-name="P5">Vector</text:p>
            </text:list-item>
            <text:list-item>
              <text:p text:style-name="P3">Matriz</text:p>
            </text:list-item>
            <text:list-item>
              <text:p text:style-name="P3">Funciones</text:p>
            </text:list-item>
            <text:list-item>
              <text:p text:style-name="P3">Limites, derivadas e integrales</text:p>
            </text:list-item>
            <text:list-item>
              <text:p text:style-name="P3">Combinatoria</text:p>
            </text:list-item>
            <text:list-item>
              <text:p text:style-name="P3">Conjuntos</text:p>
            </text:list-item>
            <text:list-item>
              <text:p text:style-name="P3">Grafos y arboles</text:p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5T10:45:03.844490114</meta:creation-date>
    <dc:date>2020-07-31T15:34:12.402467238</dc:date>
    <meta:editing-duration>PT3H58M12S</meta:editing-duration>
    <meta:editing-cycles>4</meta:editing-cycles>
    <meta:generator>LibreOffice/6.4.5.2$Linux_X86_64 LibreOffice_project/1ed6aca320d7f4d82924e6cec66e4f7527376448</meta:generator>
    <meta:document-statistic meta:table-count="0" meta:image-count="0" meta:object-count="0" meta:page-count="4" meta:paragraph-count="38" meta:word-count="148" meta:character-count="961" meta:non-whitespace-character-count="814"/>
  </office:meta>
</office:document-meta>
</file>